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ahoma1" svg:font-family="Tahoma"/>
    <style:font-face style:name="Eurostile" svg:font-family="Eurostil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50%" fo:text-align="center" style:justify-single-word="false" fo:text-indent="0cm" style:auto-text-indent="false"/>
      <style:text-properties style:font-name="Eurostile" fo:font-size="80pt" fo:font-weight="normal" style:font-size-asian="80pt" style:font-weight-asian="normal" style:font-size-complex="80pt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-</text:p>
      <text:p text:style-name="P1">Peter Symonds</text:p>
      <text:p text:style-name="P1"><text:soft-page-break/>2 - X</text:p>
      <text:p text:style-name="P1">Peter Symonds</text:p>
      <text:p text:style-name="P1"><text:soft-page-break/>3 - Army Ants</text:p>
      <text:p text:style-name="P1">Peter Symonds</text:p>
      <text:p text:style-name="P1"><text:soft-page-break/>4 -</text:p>
      <text:p text:style-name="P1">Tauntons</text:p>
      <text:p text:style-name="P1"><text:soft-page-break/>5 - Spoons</text:p>
      <text:p text:style-name="P1">St. Annes</text:p>
      <text:p text:style-name="P1"><text:soft-page-break/>6 - Orange</text:p>
      <text:p text:style-name="P1">Alton</text:p>
      <text:p text:style-name="P1"><text:soft-page-break/>7 - SIG</text:p>
      <text:p text:style-name="P1">Alton</text:p>
      <text:p text:style-name="P1"><text:soft-page-break/>8 -</text:p>
      <text:p text:style-name="P1">Peter Symonds</text:p>
      <text:p text:style-name="P1"><text:soft-page-break/>9 - Roaring Antelopes</text:p>
      <text:p text:style-name="P1">Bedales</text:p>
      <text:p text:style-name="P1"><text:soft-page-break/>10 - Rock on Brock</text:p>
      <text:p text:style-name="P1">Brockenhur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Eurostile" svg:font-family="Eurostil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7cm" fo:page-height="21.001cm" style:num-format="1" style:print-orientation="landscape" fo:margin-top="6.001cm" fo:margin-bottom="6.00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Peter Law</meta:initial-creator>
    <meta:creation-date>2009-04-16T15:37:57</meta:creation-date>
    <dc:creator>Peter Law</dc:creator>
    <dc:date>2009-04-16T15:46:25</dc:date>
    <meta:editing-cycles>3</meta:editing-cycles>
    <meta:editing-duration>PT8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0" meta:paragraph-count="20" meta:word-count="41" meta:character-count="245"/>
  </office:meta>
</office:document-meta>
</file>